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solid" draw:fill-color="#ffffff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4.978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2.35cm"/>
    </style:style>
    <style:style style:name="gr10" style:family="graphic" style:parent-style-name="standard">
      <style:graphic-properties draw:stroke="none" svg:stroke-color="#66cc99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solid" svg:stroke-width="0.1cm" svg:stroke-color="#66cc99" draw:marker-start-width="0.35cm" draw:marker-end-width="0.35cm" draw:fill="solid" draw:fill-color="#b3b3b3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1">
        <office:forms form:automatic-focus="false" form:apply-design-mode="false"/>
        <draw:frame draw:style-name="gr1" draw:text-style-name="P2" draw:layer="layout" svg:width="10.4cm" svg:height="11.8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3">Point</text:span><text:span text:style-name="T2"> staticPoint;</text:span></text:p>
            <text:p text:style-name="P1"><text:span text:style-name="T2"/></text:p>
            <text:p text:style-name="P1"><text:span text:style-name="T2"><text:s text:c="4"/></text:span><text:span text:style-name="T3">Point</text:span><text:span text:style-name="T2"> dynamicPoint;</text:span></text:p>
            <text:p text:style-name="P1"><text:span text:style-name="T2"><text:s text:c="3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3">Point</text:span><text:span text:style-name="T2"> localPoint;</text:span></text:p>
            <text:p text:style-name="P1"><text:span text:style-name="T2"><text:s text:c="8"/></text:span><text:span text:style-name="T2">localPoint.X = 10;</text:span></text:p>
            <text:p text:style-name="P1"><text:span text:style-name="T2"/></text:p>
            <text:p text:style-name="P1"><text:span text:style-name="T2"><text:s text:c="8"/></text:span><text:span text:style-name="T2">staticPoint.X = 10;</text:span></text:p>
            <text:p text:style-name="P1"><text:span text:style-name="T1"/></text:p>
            <text:p text:style-name="P1"><text:span text:style-name="T2"><text:s text:c="8"/></text:span><text:span text:style-name="T1">var</text:span><text:span text:style-name="T2"> array = </text:span><text:span text:style-name="T1">new</text:span><text:span text:style-name="T2"> </text:span><text:span text:style-name="T3">Point</text:span><text:span text:style-name="T2">[2];</text:span></text:p>
            <text:p text:style-name="P1"><text:span text:style-name="T2"><text:s text:c="8"/></text:span><text:span text:style-name="T2">array[0].X = 10;</text:span></text:p>
            <text:p text:style-name="P1"><text:span text:style-name="T2"/></text:p>
            <text:p text:style-name="P1"><text:span text:style-name="T2"><text:s text:c="8"/></text:span><text:span text:style-name="T1">var</text:span><text:span text:style-name="T2"> obj = </text:span><text:span text:style-name="T1">new</text:span><text:span text:style-name="T2"> </text:span><text:span text:style-name="T3">Program</text:span><text:span text:style-name="T2">();</text:span></text:p>
            <text:p text:style-name="P1"><text:span text:style-name="T2"><text:s text:c="8"/></text:span><text:span text:style-name="T2">obj.dynamicPoint.X = 10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6.8cm" svg:height="5.2cm" svg:x="11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6.8cm" svg:height="5.228cm" svg:x="11.6cm" svg:y="1cm">
            <draw:text-box>
              <text:p><text:span text:style-name="T4">Main</text:span></text:p>
              <text:p><text:span text:style-name="T4"/></text:p>
              <text:p><text:span text:style-name="T5">localPoint:</text:span></text:p>
              <text:p><text:span text:style-name="T5"/></text:p>
              <text:p><text:span text:style-name="T5"/></text:p>
              <text:p><text:span text:style-name="T5">array:</text:span></text:p>
              <text:p><text:span text:style-name="T5">obj:</text:span></text:p>
            </draw:text-box>
          </draw:frame>
        </draw:g>
        <draw:custom-shape draw:style-name="gr6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4cm" svg:height="0.533cm" svg:x="13.6cm" svg:y="4.5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3" draw:layer="layout" svg:width="2.782cm" svg:height="2.323cm" svg:x="15.1cm" svg:y="1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5.1cm" svg:y="1.7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2" draw:id="id2">
          <draw:custom-shape draw:style-name="gr8" draw:text-style-name="P3" draw:layer="layout" svg:width="4.6cm" svg:height="6.255cm" svg:x="17.2cm" svg:y="7.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4.6cm" svg:height="7cm" svg:x="17.2cm" svg:y="7.6cm">
            <draw:text-box>
              <text:p><text:span text:style-name="T6">Point[]</text:span></text:p>
              <text:p><text:span text:style-name="T5"/></text:p>
              <text:p><text:span text:style-name="T5">0:</text:span></text:p>
              <text:p><text:span text:style-name="T5"/></text:p>
              <text:p><text:span text:style-name="T5"/></text:p>
              <text:p><text:span text:style-name="T5">1:</text:span></text:p>
            </draw:text-box>
          </draw:frame>
        </draw:g>
        <draw:g xml:id="id5" draw:id="id5">
          <draw:custom-shape draw:style-name="gr8" draw:text-style-name="P3" draw:layer="layout" svg:width="2.782cm" svg:height="2.323cm" svg:x="18.6cm" svg:y="8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8.6cm" svg:y="8.6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6" draw:id="id6">
          <draw:custom-shape draw:style-name="gr8" draw:text-style-name="P3" draw:layer="layout" svg:width="2.782cm" svg:height="2.323cm" svg:x="18.6cm" svg:y="11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8.6cm" svg:y="11.2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4" draw:id="id4">
          <draw:custom-shape draw:style-name="gr8" draw:text-style-name="P3" draw:layer="layout" svg:width="4.6cm" svg:height="6.255cm" svg:x="12.2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4.6cm" svg:height="7cm" svg:x="12.2cm" svg:y="7.6cm">
            <draw:text-box>
              <text:p><text:span text:style-name="T6">Program</text:span></text:p>
              <text:p><text:span text:style-name="T5"/></text:p>
              <text:p><text:span text:style-name="T5">dynamicPoint: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draw:g>
        <draw:custom-shape draw:style-name="gr7" draw:text-style-name="P3" xml:id="id3" draw:id="id3" draw:layer="layout" svg:width="0.4cm" svg:height="0.533cm" svg:x="13.6cm" svg:y="5.201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8" draw:id="id8">
          <draw:custom-shape draw:style-name="gr8" draw:text-style-name="P3" draw:layer="layout" svg:width="2.782cm" svg:height="2.323cm" svg:x="13.6cm" svg:y="1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3.6cm" svg:y="10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custom-shape draw:style-name="gr11" draw:text-style-name="P3" draw:layer="layout" svg:width="4.6cm" svg:height="6.255cm" svg:x="22.2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6cm" svg:height="7cm" svg:x="22.2cm" svg:y="7.6cm">
          <draw:text-box>
            <text:p><text:span text:style-name="T6">Program</text:span></text:p>
            <text:p><text:span text:style-name="T5"/></text:p>
            <text:p><text:span text:style-name="T5">staticPoint:</text:span></text:p>
            <text:p><text:span text:style-name="T5"/></text:p>
            <text:p><text:span text:style-name="T5"/></text:p>
            <text:p><text:span text:style-name="T5"/></text:p>
          </draw:text-box>
        </draw:frame>
        <draw:g>
          <draw:custom-shape draw:style-name="gr8" draw:text-style-name="P3" draw:layer="layout" svg:width="2.782cm" svg:height="2.323cm" svg:x="23.818cm" svg:y="1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23.818cm" svg:y="10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connector draw:style-name="gr12" draw:text-style-name="P3" xml:id="id7" draw:id="id7" draw:layer="layout" svg:x1="14cm" svg:y1="4.766cm" svg:x2="19.5cm" svg:y2="7.6cm" draw:start-shape="id1" draw:start-glue-point="1" draw:end-shape="id2" draw:end-glue-point="0" svg:d="m14000 4766h5500v2834" svg:viewBox="0 0 5501 2835">
          <text:p/>
        </draw:connector>
        <draw:connector draw:style-name="gr12" draw:text-style-name="P3" xml:id="id9" draw:id="id9" draw:layer="layout" svg:x1="14cm" svg:y1="5.467cm" svg:x2="14.5cm" svg:y2="7.6cm" draw:start-shape="id3" draw:start-glue-point="1" draw:end-shape="id4" draw:end-glue-point="0" svg:d="m14000 5467h502v1175h-2v958" svg:viewBox="0 0 503 213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3T13:23:40.03</dc:date>
    <meta:editing-duration>PT10H19M22S</meta:editing-duration>
    <meta:editing-cycles>78</meta:editing-cycles>
    <meta:generator>LibreOffice/4.0.4.2$Windows_x86 LibreOffice_project/9e9821abd0ffdbc09cd8c52eaa574fa09eb08f2</meta:generator>
    <meta:document-statistic meta:object-count="63"/>
  </office:meta>
</office:document-meta>
</file>